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63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7272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2.061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9256in"/>
    </style:style>
    <style:style style:name="co10" style:family="table-column">
      <style:table-column-properties fo:break-before="auto" style:column-width="1.146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7055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IS_20_T1Q1">
      <style:table-properties table:display="true" style:writing-mode="lr-tb"/>
    </style:style>
    <style:style style:name="ta2" style:family="table" style:master-page-name="PageStyle_5f_SFP_20_T1Q1">
      <style:table-properties table:display="true" style:writing-mode="lr-tb"/>
    </style:style>
    <style:style style:name="ta3" style:family="table" style:master-page-name="PageStyle_5f_IS_20_T1Q2">
      <style:table-properties table:display="true" style:writing-mode="lr-tb"/>
    </style:style>
    <style:style style:name="ta4" style:family="table" style:master-page-name="PageStyle_5f_SFP_20_T1Q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36">
      <style:table-cell-properties style:rotation-align="none"/>
    </style:style>
    <style:style style:name="ce3" style:family="table-cell" style:parent-style-name="Default" style:data-style-name="N136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44">
      <style:table-cell-properties style:rotation-align="none"/>
    </style:style>
    <style:style style:name="ce9" style:family="table-cell" style:parent-style-name="Default" style:data-style-name="N144">
      <style:table-cell-properties fo:border-bottom="0.74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 T1Q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come Stat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the Year ended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les Revenue</text:p>
          </table:table-cell>
          <table:table-cell/>
          <table:table-cell table:style-name="ce2" office:value-type="float" office:value="700000" calcext:value-type="float">
            <text:p><text:s/>70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st of Goods Sold</text:p>
          </table:table-cell>
          <table:table-cell/>
          <table:table-cell table:style-name="ce3" office:value-type="float" office:value="-519000" calcext:value-type="float">
            <text:p><text:s/>(51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oss Profits</text:p>
          </table:table-cell>
          <table:table-cell table:number-columns-repeated="2"/>
          <table:table-cell table:style-name="ce2" table:formula="of:=SUM([.E6:.E7])" office:value-type="float" office:value="181000" calcext:value-type="float">
            <text:p><text:s/>181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rating Expense</text:p>
          </table:table-cell>
          <table:table-cell/>
          <table:table-cell table:style-name="ce3" office:value-type="float" office:value="-160000" calcext:value-type="float">
            <text:p><text:s/>(160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rating Income</text:p>
          </table:table-cell>
          <table:table-cell table:number-columns-repeated="2"/>
          <table:table-cell table:style-name="ce2" table:formula="of:=SUM([.E8:.E9])" office:value-type="float" office:value="21000" calcext:value-type="float">
            <text:p><text:s/>21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n-operating Expense</text:p>
          </table:table-cell>
          <table:table-cell/>
          <table:table-cell table:style-name="ce2" office:value-type="float" office:value="0" calcext:value-type="float">
            <text:p><text:s/>-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terest Expense</text:p>
          </table:table-cell>
          <table:table-cell/>
          <table:table-cell table:style-name="ce3" office:value-type="float" office:value="-9000" calcext:value-type="float">
            <text:p><text:s/>(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fit before Tax</text:p>
          </table:table-cell>
          <table:table-cell table:number-columns-repeated="2"/>
          <table:table-cell table:style-name="ce2" table:formula="of:=SUM([.E10:.E12])" office:value-type="float" office:value="12000" calcext:value-type="float">
            <text:p><text:s/>12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ome Tax Expense</text:p>
          </table:table-cell>
          <table:table-cell/>
          <table:table-cell table:style-name="ce3" office:value-type="float" office:value="-4000" calcext:value-type="float">
            <text:p><text:s/>(4,000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et Income</text:p>
          </table:table-cell>
          <table:table-cell table:number-columns-repeated="2"/>
          <table:table-cell table:style-name="ce2" table:formula="of:=SUM([.E13:.E14])" office:value-type="float" office:value="8000" calcext:value-type="float">
            <text:p><text:s/>8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P T1Q1" table:style-name="ta2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ment of Financial Posi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ss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rrent Assets: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???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sh</text:p>
          </table:table-cell>
          <table:table-cell/>
          <table:table-cell table:style-name="ce8" office:value-type="currency" office:value="25000" calcext:value-type="currency">
            <text:p><text:s text:c="3"/>25,000 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Unearned revenue</text:p>
          </table:table-cell>
          <table:table-cell office:value-type="string" calcext:value-type="string">
            <text:p>Share capital</text:p>
          </table:table-cell>
          <table:table-cell office:value-type="string" calcext:value-type="string">
            <text:p>Interest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ceivables</text:p>
          </table:table-cell>
          <table:table-cell/>
          <table:table-cell table:style-name="ce8" office:value-type="currency" office:value="27000" calcext:value-type="currency">
            <text:p><text:s text:c="3"/>27,000 </text:p>
          </table:table-cell>
          <table:table-cell table:number-columns-repeated="3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PPE</text:p>
          </table:table-cell>
          <table:table-cell office:value-type="string" calcext:value-type="string">
            <text:p>Long term debt</text:p>
          </table:table-cell>
          <table:table-cell/>
          <table:table-cell office:value-type="string" calcext:value-type="string">
            <text:p>Cost of goods s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ventory</text:p>
          </table:table-cell>
          <table:table-cell/>
          <table:table-cell table:style-name="ce9" office:value-type="currency" office:value="153000" calcext:value-type="currency">
            <text:p><text:s text:c="3"/>153,000 </text:p>
          </table:table-cell>
          <table:table-cell table:number-columns-repeated="3"/>
          <table:table-cell office:value-type="string" calcext:value-type="string">
            <text:p>Inventory of merchandise</text:p>
          </table:table-cell>
          <table:table-cell table:number-columns-repeated="2"/>
          <table:table-cell office:value-type="string" calcext:value-type="string">
            <text:p>Accumulated Depreciation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Retained earnings</text:p>
          </table:table-cell>
          <table:table-cell office:value-type="string" calcext:value-type="string">
            <text:p>income tax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 Current Assets</text:p>
          </table:table-cell>
          <table:table-cell/>
          <table:table-cell table:style-name="ce8" table:formula="of:=SUM([.E7:.E10])" office:value-type="currency" office:value="205000" calcext:value-type="currency">
            <text:p><text:s text:c="3"/>205,000 </text:p>
          </table:table-cell>
          <table:table-cell table:number-columns-repeated="3"/>
          <table:table-cell office:value-type="string" calcext:value-type="string">
            <text:p>Total Current Assets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other operating exp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current Assets:</text:p>
          </table:table-cell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Dividend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perty, Plant, &amp; Equipment</text:p>
          </table:table-cell>
          <table:table-cell/>
          <table:table-cell table:style-name="ce8" office:value-type="currency" office:value="199000" calcext:value-type="currency">
            <text:p><text:s text:c="3"/>199,000 </text:p>
          </table:table-cell>
          <table:table-cell table:number-columns-repeated="3"/>
          <table:table-cell office:value-type="string" calcext:value-type="string">
            <text:p>Property, Plant &amp; Equipment</text:p>
          </table:table-cell>
          <table:table-cell table:number-columns-repeated="5"/>
          <table:table-cell office:value-type="string" calcext:value-type="string">
            <text:p>Sal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ss: Accumulated Depreciation</text:p>
          </table:table-cell>
          <table:table-cell/>
          <table:table-cell table:style-name="ce9" office:value-type="currency" office:value="-9000" calcext:value-type="currency">
            <text:p><text:s text:c="3"/>(9,000)</text:p>
          </table:table-cell>
          <table:table-cell table:number-columns-repeated="3"/>
          <table:table-cell office:value-type="string" calcext:value-type="string">
            <text:p>Less: Accumulated Depreci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Non-Current Assets</text:p>
          </table:table-cell>
          <table:table-cell/>
          <table:table-cell table:style-name="ce9" table:formula="of:=SUM([.E13:.E14])" office:value-type="currency" office:value="190000" calcext:value-type="currency">
            <text:p><text:s text:c="3"/>190,000 </text:p>
          </table:table-cell>
          <table:table-cell table:number-columns-repeated="3"/>
          <table:table-cell office:value-type="string" calcext:value-type="string">
            <text:p>Total Non-current Asset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Total Assets</text:p>
          </table:table-cell>
          <table:table-cell table:number-columns-repeated="2"/>
          <table:table-cell table:style-name="ce9" table:formula="of:=SUM([.E11];[.E15])" office:value-type="currency" office:value="395000" calcext:value-type="currency">
            <text:p><text:s text:c="3"/>395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rent Liabilities: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counts Payable</text:p>
          </table:table-cell>
          <table:table-cell/>
          <table:table-cell table:style-name="ce8" office:value-type="currency" office:value="74000" calcext:value-type="currency">
            <text:p><text:s text:c="3"/>74,000 </text:p>
          </table:table-cell>
          <table:table-cell table:number-columns-repeated="3"/>
          <table:table-cell office:value-type="string" calcext:value-type="string">
            <text:p>Accounts Payabl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nearned Revenue</text:p>
          </table:table-cell>
          <table:table-cell/>
          <table:table-cell table:style-name="ce9" office:value-type="currency" office:value="10000" calcext:value-type="currency">
            <text:p><text:s text:c="3"/>10,000 </text:p>
          </table:table-cell>
          <table:table-cell table:number-columns-repeated="3"/>
          <table:table-cell office:value-type="string" calcext:value-type="string">
            <text:p>Unearned Revenu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Current Liabilities</text:p>
          </table:table-cell>
          <table:table-cell/>
          <table:table-cell table:style-name="ce8" table:formula="of:=SUM([.E20:.E21])" office:value-type="currency" office:value="84000" calcext:value-type="currency">
            <text:p><text:s text:c="3"/>84,000 </text:p>
          </table:table-cell>
          <table:table-cell table:number-columns-repeated="3"/>
          <table:table-cell office:value-type="string" calcext:value-type="string">
            <text:p>Tax Payab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current 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ong Term Debt</text:p>
          </table:table-cell>
          <table:table-cell/>
          <table:table-cell table:style-name="ce9" office:value-type="currency" office:value="207000" calcext:value-type="currency">
            <text:p><text:s text:c="3"/>207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Liabilities</text:p>
          </table:table-cell>
          <table:table-cell table:number-columns-repeated="2"/>
          <table:table-cell table:style-name="ce9" table:formula="of:=SUM([.E22:.E24])" office:value-type="currency" office:value="291000" calcext:value-type="currency">
            <text:p><text:s text:c="3"/>291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quity</text:p>
          </table:table-cell>
          <table:covered-table-cell table:style-name="ce6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hare Capital</text:p>
          </table:table-cell>
          <table:covered-table-cell table:style-name="ce7"/>
          <table:table-cell/>
          <table:table-cell table:style-name="ce8" office:value-type="currency" office:value="50000" calcext:value-type="currency">
            <text:p><text:s text:c="3"/>50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etained Earnings</text:p>
          </table:table-cell>
          <table:covered-table-cell table:style-name="ce7"/>
          <table:table-cell/>
          <table:table-cell table:style-name="ce9" office:value-type="currency" office:value="54000" calcext:value-type="currency">
            <text:p><text:s text:c="3"/>54,000 </text:p>
          </table:table-cell>
          <table:table-cell table:number-columns-repeated="3"/>
          <table:table-cell office:value-type="string" calcext:value-type="string">
            <text:p>REfinal = REinitial + REchang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otal Equity</text:p>
          </table:table-cell>
          <table:covered-table-cell table:style-name="ce7"/>
          <table:table-cell/>
          <table:table-cell table:style-name="ce9" table:formula="of:=SUM([.E27:.E28])" office:value-type="currency" office:value="104000" calcext:value-type="currency">
            <text:p><text:s text:c="3"/>104,000 </text:p>
          </table:table-cell>
          <table:table-cell table:number-columns-repeated="3"/>
          <table:table-cell office:value-type="string" calcext:value-type="string">
            <text:p>REchange = Income_change - Dividend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otal Liabilities &amp; Equity</text:p>
          </table:table-cell>
          <table:covered-table-cell table:style-name="ce6"/>
          <table:table-cell/>
          <table:table-cell table:style-name="ce9" table:formula="of:=SUM([.E29];[.E25])" office:value-type="currency" office:value="395000" calcext:value-type="currency">
            <text:p><text:s text:c="3"/>395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 T1Q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come Stat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or the Year ended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les Revenue</text:p>
          </table:table-cell>
          <table:table-cell/>
          <table:table-cell table:style-name="ce2" office:value-type="float" office:value="730000" calcext:value-type="float">
            <text:p><text:s/>73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st of Goods Sold</text:p>
          </table:table-cell>
          <table:table-cell/>
          <table:table-cell table:style-name="ce3" office:value-type="float" office:value="-550000" calcext:value-type="float">
            <text:p><text:s/>(550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ross Profits</text:p>
          </table:table-cell>
          <table:table-cell table:number-columns-repeated="2"/>
          <table:table-cell table:style-name="ce2" table:formula="of:=SUM([.E6:.E7])" office:value-type="float" office:value="180000" calcext:value-type="float">
            <text:p><text:s/>180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rating Expense</text:p>
          </table:table-cell>
          <table:table-cell/>
          <table:table-cell table:style-name="ce3" office:value-type="float" office:value="-165000" calcext:value-type="float">
            <text:p><text:s/>(165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erating Income</text:p>
          </table:table-cell>
          <table:table-cell table:number-columns-repeated="2"/>
          <table:table-cell table:style-name="ce2" table:formula="of:=SUM([.E8:.E9])" office:value-type="float" office:value="15000" calcext:value-type="float">
            <text:p><text:s/>15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on-operating Expense</text:p>
          </table:table-cell>
          <table:table-cell/>
          <table:table-cell table:style-name="ce2" office:value-type="float" office:value="0" calcext:value-type="float">
            <text:p><text:s/>-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terest Expense</text:p>
          </table:table-cell>
          <table:table-cell/>
          <table:table-cell table:style-name="ce3" office:value-type="float" office:value="-9000" calcext:value-type="float">
            <text:p><text:s/>(9,000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fit before Tax</text:p>
          </table:table-cell>
          <table:table-cell table:number-columns-repeated="2"/>
          <table:table-cell table:style-name="ce2" table:formula="of:=SUM([.E10:.E12])" office:value-type="float" office:value="6000" calcext:value-type="float">
            <text:p><text:s/>6,000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ome Tax Expense</text:p>
          </table:table-cell>
          <table:table-cell/>
          <table:table-cell table:style-name="ce3" office:value-type="float" office:value="-4000" calcext:value-type="float">
            <text:p><text:s/>(4,000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Net Income</text:p>
          </table:table-cell>
          <table:table-cell table:number-columns-repeated="2"/>
          <table:table-cell table:style-name="ce2" table:formula="of:=SUM([.E13:.E14])" office:value-type="float" office:value="2000" calcext:value-type="float">
            <text:p><text:s/>2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P T1Q2" table:style-name="ta4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number-columns-repeated="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loCrypto Inc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ment of Financial Posi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t May 31, 20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ss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rrent Assets: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?????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ash</text:p>
          </table:table-cell>
          <table:table-cell/>
          <table:table-cell table:style-name="ce8" office:value-type="currency" office:value="19000" calcext:value-type="currency">
            <text:p><text:s text:c="3"/>19,000 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Unearned revenue</text:p>
          </table:table-cell>
          <table:table-cell office:value-type="string" calcext:value-type="string">
            <text:p>Share capital</text:p>
          </table:table-cell>
          <table:table-cell office:value-type="string" calcext:value-type="string">
            <text:p>Interest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ceivables</text:p>
          </table:table-cell>
          <table:table-cell/>
          <table:table-cell table:style-name="ce8" office:value-type="currency" office:value="27000" calcext:value-type="currency">
            <text:p><text:s text:c="3"/>27,000 </text:p>
          </table:table-cell>
          <table:table-cell table:number-columns-repeated="3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PPE</text:p>
          </table:table-cell>
          <table:table-cell office:value-type="string" calcext:value-type="string">
            <text:p>Long term debt</text:p>
          </table:table-cell>
          <table:table-cell/>
          <table:table-cell office:value-type="string" calcext:value-type="string">
            <text:p>Cost of goods sol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ventory</text:p>
          </table:table-cell>
          <table:table-cell/>
          <table:table-cell table:style-name="ce9" office:value-type="currency" office:value="153000" calcext:value-type="currency">
            <text:p><text:s text:c="3"/>153,000 </text:p>
          </table:table-cell>
          <table:table-cell table:number-columns-repeated="3"/>
          <table:table-cell office:value-type="string" calcext:value-type="string">
            <text:p>Inventory of merchandise</text:p>
          </table:table-cell>
          <table:table-cell table:number-columns-repeated="2"/>
          <table:table-cell office:value-type="string" calcext:value-type="string">
            <text:p>Accumulated Depreciation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Retained earnings</text:p>
          </table:table-cell>
          <table:table-cell office:value-type="string" calcext:value-type="string">
            <text:p>income tax expens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 Current Assets</text:p>
          </table:table-cell>
          <table:table-cell/>
          <table:table-cell table:style-name="ce8" table:formula="of:=SUM([.E7:.E10])" office:value-type="currency" office:value="199000" calcext:value-type="currency">
            <text:p><text:s text:c="3"/>199,000 </text:p>
          </table:table-cell>
          <table:table-cell table:number-columns-repeated="3"/>
          <table:table-cell office:value-type="string" calcext:value-type="string">
            <text:p>Total Current Assets</text:p>
          </table:table-cell>
          <table:table-cell table:number-columns-repeated="2"/>
          <table:table-cell office:value-type="string" calcext:value-type="string">
            <text:p>Inventory</text:p>
          </table:table-cell>
          <table:table-cell table:number-columns-repeated="2"/>
          <table:table-cell office:value-type="string" calcext:value-type="string">
            <text:p>other operating exp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current Assets:</text:p>
          </table:table-cell>
          <table:table-cell table:number-columns-repeated="2"/>
          <table:table-cell table:style-name="ce8"/>
          <table:table-cell table:number-columns-repeated="6"/>
          <table:table-cell office:value-type="string" calcext:value-type="string">
            <text:p>Receivables</text:p>
          </table:table-cell>
          <table:table-cell table:number-columns-repeated="2"/>
          <table:table-cell office:value-type="string" calcext:value-type="string">
            <text:p>Dividend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roperty, Plant, &amp; Equipment</text:p>
          </table:table-cell>
          <table:table-cell/>
          <table:table-cell table:style-name="ce8" office:value-type="currency" office:value="199000" calcext:value-type="currency">
            <text:p><text:s text:c="3"/>199,000 </text:p>
          </table:table-cell>
          <table:table-cell table:number-columns-repeated="3"/>
          <table:table-cell office:value-type="string" calcext:value-type="string">
            <text:p>Property, Plant &amp; Equipment</text:p>
          </table:table-cell>
          <table:table-cell table:number-columns-repeated="5"/>
          <table:table-cell office:value-type="string" calcext:value-type="string">
            <text:p>Sales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Less: Accumulated Depreciation</text:p>
          </table:table-cell>
          <table:table-cell/>
          <table:table-cell table:style-name="ce9" office:value-type="currency" office:value="-9000" calcext:value-type="currency">
            <text:p><text:s text:c="3"/>(9,000)</text:p>
          </table:table-cell>
          <table:table-cell table:number-columns-repeated="3"/>
          <table:table-cell office:value-type="string" calcext:value-type="string">
            <text:p>Less: Accumulated Depreci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Non-Current Assets</text:p>
          </table:table-cell>
          <table:table-cell/>
          <table:table-cell table:style-name="ce9" table:formula="of:=SUM([.E13:.E14])" office:value-type="currency" office:value="190000" calcext:value-type="currency">
            <text:p><text:s text:c="3"/>190,000 </text:p>
          </table:table-cell>
          <table:table-cell table:number-columns-repeated="3"/>
          <table:table-cell office:value-type="string" calcext:value-type="string">
            <text:p>Total Non-current Assets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Total Assets</text:p>
          </table:table-cell>
          <table:table-cell table:number-columns-repeated="2"/>
          <table:table-cell table:style-name="ce9" table:formula="of:=SUM([.E11];[.E15])" office:value-type="currency" office:value="389000" calcext:value-type="currency">
            <text:p><text:s text:c="3"/>389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rent Liabilities: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ccounts Payable</text:p>
          </table:table-cell>
          <table:table-cell/>
          <table:table-cell table:style-name="ce8" office:value-type="currency" office:value="74000" calcext:value-type="currency">
            <text:p><text:s text:c="3"/>74,000 </text:p>
          </table:table-cell>
          <table:table-cell table:number-columns-repeated="3"/>
          <table:table-cell office:value-type="string" calcext:value-type="string">
            <text:p>Accounts Payabl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Unearned Revenue</text:p>
          </table:table-cell>
          <table:table-cell/>
          <table:table-cell table:style-name="ce9" office:value-type="currency" office:value="10000" calcext:value-type="currency">
            <text:p><text:s text:c="3"/>10,000 </text:p>
          </table:table-cell>
          <table:table-cell table:number-columns-repeated="3"/>
          <table:table-cell office:value-type="string" calcext:value-type="string">
            <text:p>Unearned Revenu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Current Liabilities</text:p>
          </table:table-cell>
          <table:table-cell/>
          <table:table-cell table:style-name="ce8" table:formula="of:=SUM([.E20:.E21])" office:value-type="currency" office:value="84000" calcext:value-type="currency">
            <text:p><text:s text:c="3"/>84,000 </text:p>
          </table:table-cell>
          <table:table-cell table:number-columns-repeated="3"/>
          <table:table-cell office:value-type="string" calcext:value-type="string">
            <text:p>Tax Payab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current Liabilitie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ong Term Debt</text:p>
          </table:table-cell>
          <table:table-cell/>
          <table:table-cell table:style-name="ce9" office:value-type="currency" office:value="207000" calcext:value-type="currency">
            <text:p><text:s text:c="3"/>207,000 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otal Liabilities</text:p>
          </table:table-cell>
          <table:table-cell table:number-columns-repeated="2"/>
          <table:table-cell table:style-name="ce9" table:formula="of:=SUM([.E22:.E24])" office:value-type="currency" office:value="291000" calcext:value-type="currency">
            <text:p><text:s text:c="3"/>291,000 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quity</text:p>
          </table:table-cell>
          <table:covered-table-cell table:style-name="ce6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hare Capital</text:p>
          </table:table-cell>
          <table:covered-table-cell table:style-name="ce7"/>
          <table:table-cell/>
          <table:table-cell table:style-name="ce8" office:value-type="currency" office:value="50000" calcext:value-type="currency">
            <text:p><text:s text:c="3"/>50,000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Retained Earnings</text:p>
          </table:table-cell>
          <table:covered-table-cell table:style-name="ce7"/>
          <table:table-cell/>
          <table:table-cell table:style-name="ce9" office:value-type="currency" office:value="48000" calcext:value-type="currency">
            <text:p><text:s text:c="3"/>48,000 </text:p>
          </table:table-cell>
          <table:table-cell table:number-columns-repeated="3"/>
          <table:table-cell office:value-type="string" calcext:value-type="string">
            <text:p>REfinal = REinitial + REchang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otal Equity</text:p>
          </table:table-cell>
          <table:covered-table-cell table:style-name="ce7"/>
          <table:table-cell/>
          <table:table-cell table:style-name="ce9" table:formula="of:=SUM([.E27:.E28])" office:value-type="currency" office:value="98000" calcext:value-type="currency">
            <text:p><text:s text:c="3"/>98,000 </text:p>
          </table:table-cell>
          <table:table-cell table:number-columns-repeated="3"/>
          <table:table-cell office:value-type="string" calcext:value-type="string">
            <text:p>REchange = Income_change - Dividends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Total Liabilities &amp; Equity</text:p>
          </table:table-cell>
          <table:covered-table-cell table:style-name="ce6"/>
          <table:table-cell/>
          <table:table-cell table:style-name="ce9" table:formula="of:=SUM([.E29];[.E25])" office:value-type="currency" office:value="389000" calcext:value-type="currency">
            <text:p><text:s text:c="3"/>389,000 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3"/>
          <table:table-cell office:value-type="string" calcext:value-type="string">
            <text:p>for q2, RE change = 2000 - 0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text>  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text>   </number:text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print-page-order="ltr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FP_20_T1Q2" style:display-name="PageStyle_SFP T1Q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T1Q1" style:display-name="PageStyle_IS T1Q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T1Q2" style:display-name="PageStyle_IS T1Q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FP_20_T1Q1" style:display-name="PageStyle_SFP T1Q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2-08-22T07:19:00</meta:creation-date>
    <dc:date>2022-08-25T13:59:39.246864055</dc:date>
    <meta:generator>LibreOffice/7.3.5.2$Linux_X86_64 LibreOffice_project/30$Build-2</meta:generator>
    <meta:editing-duration>PT3M20S</meta:editing-duration>
    <meta:document-statistic meta:table-count="4" meta:cell-count="199" meta:object-count="0"/>
    <meta:user-defined meta:name="AppVersion">16.0300</meta:user-defined>
  </office:meta>
</office:document-meta>
</file>